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tyle="italic" officeooo:rsid="000cb28b" officeooo:paragraph-rsid="000cb28b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tyle="normal" officeooo:rsid="000cb28b" officeooo:paragraph-rsid="000cb28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tyle="normal" officeooo:rsid="000d4d5b" officeooo:paragraph-rsid="000d4d5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tyle="normal" officeooo:rsid="000d4d5b" officeooo:paragraph-rsid="000f0b58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tyle="normal" fo:font-weight="bold" officeooo:rsid="000d4d5b" officeooo:paragraph-rsid="000d4d5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tyle="normal" fo:font-weight="normal" officeooo:rsid="000d4d5b" officeooo:paragraph-rsid="000d4d5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tyle="italic" style:text-underline-style="solid" style:text-underline-width="auto" style:text-underline-color="font-color" fo:font-weight="bold" officeooo:rsid="000cb28b" officeooo:paragraph-rsid="000cb28b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d4d5b"/>
    </style:style>
    <style:style style:name="P9" style:family="paragraph" style:parent-style-name="Standard">
      <style:paragraph-properties fo:text-align="start" style:justify-single-word="false"/>
      <style:text-properties fo:color="#5983b0" loext:opacity="100%" fo:font-style="normal" style:text-underline-style="solid" style:text-underline-width="auto" style:text-underline-color="font-color" fo:font-weight="normal" officeooo:rsid="000cb28b" officeooo:paragraph-rsid="000cb28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983b0" loext:opacity="100%" fo:font-style="italic" style:text-underline-style="solid" style:text-underline-width="auto" style:text-underline-color="font-color" fo:font-weight="normal" officeooo:rsid="000cb28b" officeooo:paragraph-rsid="000cb28b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style="normal" style:text-underline-style="solid" style:text-underline-width="auto" style:text-underline-color="font-color" fo:font-weight="bold" officeooo:rsid="000cb28b" officeooo:paragraph-rsid="000cb28b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fo:font-style="normal" fo:font-weight="bold" officeooo:rsid="000d4d5b" officeooo:paragraph-rsid="000d4d5b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fo:font-style="normal" fo:font-weight="normal" officeooo:rsid="000d4d5b" officeooo:paragraph-rsid="000d4d5b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fo:font-style="normal" fo:font-weight="normal" officeooo:rsid="0011661a" officeooo:paragraph-rsid="00132951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fo:font-style="normal" style:text-underline-style="none" fo:font-weight="bold" officeooo:rsid="000cb28b" officeooo:paragraph-rsid="000cb28b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color="#000000" loext:opacity="100%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fo:font-weight="bold" officeooo:rsid="001289ba" officeooo:paragraph-rsid="00132951" style:font-weight-asian="bold" style:font-weight-complex="bold"/>
    </style:style>
    <style:style style:name="P18" style:family="paragraph" style:parent-style-name="Text_20_body">
      <style:text-properties fo:color="#000000" loext:opacity="100%" fo:font-weight="normal" officeooo:rsid="00148981" officeooo:paragraph-rsid="00148981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5983b0" loext:opacity="100%" fo:font-style="normal" style:text-underline-style="solid" style:text-underline-width="auto" style:text-underline-color="font-color" fo:font-weight="normal" officeooo:rsid="000cb28b" officeooo:paragraph-rsid="000cb28b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77bc65" loext:opacity="100%" officeooo:rsid="001289ba" officeooo:paragraph-rsid="00132951"/>
    </style:style>
    <style:style style:name="P21" style:family="paragraph" style:parent-style-name="Text_20_body">
      <style:paragraph-properties fo:text-align="start" style:justify-single-word="false"/>
      <style:text-properties fo:color="#77bc65" loext:opacity="100%" fo:font-style="normal" fo:font-weight="normal" officeooo:rsid="001289ba" officeooo:paragraph-rsid="00132951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fo:font-style="normal" fo:font-weight="bold" officeooo:rsid="000d4d5b" officeooo:paragraph-rsid="000d4d5b" style:font-style-asian="normal" style:font-weight-asian="bold" style:font-style-complex="normal" style:font-weight-complex="bold"/>
    </style:style>
    <style:style style:name="T1" style:family="text">
      <style:text-properties fo:color="#000000" loext:opacity="100%" fo:font-style="normal" fo:font-weight="normal" officeooo:rsid="000d4d5b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f0b58"/>
    </style:style>
    <style:style style:name="T4" style:family="text">
      <style:text-properties fo:color="#77bc65" loext:opacity="100%" officeooo:rsid="000f0b58"/>
    </style:style>
    <style:style style:name="T5" style:family="text">
      <style:text-properties fo:color="#77bc65" loext:opacity="100%" fo:font-style="normal" fo:font-weight="normal" officeooo:rsid="000d4d5b" style:font-style-asian="normal" style:font-weight-asian="normal" style:font-style-complex="normal" style:font-weight-complex="normal"/>
    </style:style>
    <style:style style:name="T6" style:family="text">
      <style:text-properties fo:color="#77bc65" loext:opacity="100%" fo:font-style="normal" fo:font-weight="normal" officeooo:rsid="000f0b58" style:font-style-asian="normal" style:font-weight-asian="normal" style:font-style-complex="normal" style:font-weight-complex="normal"/>
    </style:style>
    <style:style style:name="T7" style:family="text">
      <style:text-properties officeooo:rsid="00161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1 (Linux)</text:p>
      <text:p text:style-name="P1"/>
      <text:p text:style-name="P15">1. Просмотреть содержимое директорий /etc, /proc, /home. Посмотреть пару произвольных файлов в /etc.</text:p>
      <text:p text:style-name="P19">ls /etc </text:p>
      <text:p text:style-name="P19">ls /proc</text:p>
      <text:p text:style-name="P19">ls /home</text:p>
      <text:p text:style-name="P19">ls <text:span text:style-name="T2">/ etc /pki</text:span></text:p>
      <text:p text:style-name="P10">ls / etc /perl</text:p>
      <text:p text:style-name="P7"/>
      <text:p text:style-name="P11">2. Выяснить, для чего предназначена команда cat. Используя данную команду, создайте два файла с данными, а затем объедините их в один. Просмотрите содержимое созданного файла. Переименуйте файл, дав ему новое имя.</text:p>
      <text:p text:style-name="P9"/>
      <text:p text:style-name="P9"/>
      <text:p text:style-name="P2">man cat <text:tab/><text:tab/><text:tab/><text:tab/><text:tab/><text:tab/><text:tab/><text:span text:style-name="T4">#read the manual about command ‘cat’</text:span></text:p>
      <text:p text:style-name="P2"/>
      <text:p text:style-name="P3">vi (:w file1 :q)<text:tab/><text:tab/><text:tab/><text:tab/><text:tab/><text:tab/><text:tab/><text:span text:style-name="T4">#create in ‘vi’ file ‘file1’</text:span></text:p>
      <text:p text:style-name="P4">vi (:w file2 :q)<text:tab/><text:tab/><text:tab/><text:tab/><text:tab/><text:tab/><text:tab/><text:span text:style-name="T4">#create in ‘vi’ file ‘file2’</text:span></text:p>
      <text:p text:style-name="P3"><text:tab/></text:p>
      <text:p text:style-name="P3">cat file1 file2 | tee file.txt <text:tab/><text:tab/><text:tab/><text:tab/><text:tab/><text:span text:style-name="T4">#directed file1 and file2 and write the output</text:span><text:span text:style-name="T3"> to file.txt and to screen</text:span><text:tab/></text:p>
      <text:p text:style-name="P3"/>
      <text:p text:style-name="P3">mv file.txt f.txt<text:tab/><text:tab/><text:tab/><text:tab/><text:tab/><text:tab/><text:span text:style-name="T4">#rename ‘file.txt’ on ‘f.txt’</text:span></text:p>
      <text:p text:style-name="P3"/>
      <text:p text:style-name="P12">3. Создать несколько файлов. Создайте директорию, переместите файл туда. Удалите все созданные в этом и предыдущем задании директории и файлы.</text:p>
      <text:p text:style-name="P5"/>
      <text:p text:style-name="P6">mkdir test | mv file1 ./test | mv file2 ./test<text:tab/><text:tab/><text:tab/><text:span text:style-name="T4">#create new directory ‘test’ and moving <text:tab/><text:tab/><text:tab/><text:tab/><text:tab/><text:tab/><text:tab/><text:tab/><text:tab/>file1 and file 2 in this directory</text:span><text:span text:style-name="T3"> </text:span></text:p>
      <text:p text:style-name="P6"/>
      <text:p text:style-name="P8"><text:span text:style-name="T1">rm -r test<text:tab/><text:tab/><text:tab/><text:tab/><text:tab/><text:tab/><text:tab/></text:span><text:span text:style-name="T5">#delete directory ‘test’ with </text:span><text:span text:style-name="T6">inside</text:span><text:span text:style-name="T5"> file1 and <text:tab/><text:tab/><text:tab/><text:tab/><text:tab/><text:tab/><text:tab/><text:tab/><text:tab/>file2 </text:span></text:p>
      <text:p text:style-name="P6"/>
      <text:p text:style-name="P12">4. В ОС Linux скрытыми файлами считаются те, имена которых начинаются с символа “.”. Сколько скрытых файлов в вашем домашнем каталоге? (Использовать конвейер. Подсказка: для подсчета количества строк можно использовать wc).</text:p>
      <text:p text:style-name="P12"/>
      <text:p text:style-name="P13">ls -a | grep ^\\. <text:span text:style-name="T7">| wc - l</text:span></text:p>
      <text:p text:style-name="P13"><text:soft-page-break/></text:p>
      <text:p text:style-name="P12">5. Попробовать вывести с помощью cat все файлы в директории /etc. Направить ошибки в отдельный файл в вашей домашней директории. Сколько файлов, которые не удалось посмотреть, оказалось в списке?</text:p>
      <text:p text:style-name="P12"/>
      <text:p text:style-name="P14">ls type -f /etc &gt; file.txt | ls type -f /etc 2&gt; filerror.txt <text:tab/></text:p>
      <text:p text:style-name="P14"/>
      <text:p text:style-name="P17">6. Запустить в одном терминале программу, в другом терминале посмотреть PID процесса и остановить с помощью kill, посылая разные типы сигналов. Что происходит? </text:p>
      <text:p text:style-name="P16">запустил в терминале mc, во втором командой ps aux посмотрел его PID попробовать убить сигналом 14 – процесс завершился так же как и сигналом 9</text:p>
      <text:p text:style-name="P16"/>
      <text:p text:style-name="P18">mc&amp; </text:p>
      <text:p text:style-name="P18">mc (ctrl+Z)</text:p>
      <text:p text:style-name="P18">ps aux </text:p>
      <text:p text:style-name="P18">kill -9 (число PID процесса который хотим убить) **** ****</text:p>
      <text:p text:style-name="P20"/>
      <text:p text:style-name="P21"/>
      <text:p text:style-name="P1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09:24:53.502929269</meta:creation-date>
    <meta:editing-duration>PT1M16S</meta:editing-duration>
    <meta:editing-cycles>3</meta:editing-cycles>
    <meta:generator>LibreOffice/7.0.3.1$Linux_X86_64 LibreOffice_project/00$Build-1</meta:generator>
    <dc:date>2021-01-11T22:18:18.710454841</dc:date>
    <meta:document-statistic meta:table-count="0" meta:image-count="0" meta:object-count="0" meta:page-count="2" meta:paragraph-count="27" meta:word-count="311" meta:character-count="1940" meta:non-whitespace-character-count="1589"/>
  </office:meta>
</office:document-meta>
</file>